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10pt" fo:font-style="italic" fo:text-shadow="none" fo:font-weight="bold" style:font-name-asian="Segoe UI1" style:font-size-asian="10pt" style:font-style-asian="italic" style:font-weight-asian="bold" style:font-name-complex="Segoe UI1" style:font-size-complex="10pt" style:font-style-complex="italic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508cm">
          <draw:text-box>
            <text:p text:style-name="P1"><text:span text:style-name="T1">Holy Gospel</text:span></text:p>
            <text:p text:style-name="P1"><text:span text:style-name="T2">Mark 9:2–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5.08cm" svg:x="1.778cm" svg:y="1.016cm">
          <draw:text-box>
            <text:p text:style-name="P4"><text:span text:style-name="T3">2</text:span><text:span text:style-name="T4">And after six days Jesus took with him Peter and James and John, and led them up a high mountain by themselv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4.892cm" svg:height="5.08cm" svg:x="1.524cm" svg:y="1.016cm">
          <draw:text-box>
            <text:p text:style-name="P4"><text:span text:style-name="T4">And he was transfigured before them, </text:span><text:span text:style-name="T3">3</text:span><text:span text:style-name="T4">and his clothes became radiant, intensely white, as no one on earth could bleach th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5" draw:layer="layout" svg:width="25.146cm" svg:height="7.766cm" svg:x="1.524cm" svg:y="1.016cm">
          <draw:text-box>
            <text:p text:style-name="P4"><text:span text:style-name="T3">4</text:span><text:span text:style-name="T4">And there appeared to them Elijah with Moses, and they were talking with Jesus. </text:span><text:span text:style-name="T3">5</text:span><text:span text:style-name="T4">And Peter said to Jesus, “Rabbi, it is good that we are here. Let us make three tents, one for you and one for Moses and one for Elijah.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6" draw:layer="layout" svg:width="24.892cm" svg:height="6.475cm" svg:x="1.524cm" svg:y="0.891cm">
          <draw:text-box>
            <text:p text:style-name="P4"><text:span text:style-name="T3">6</text:span><text:span text:style-name="T4">For he did not know what to say, for they were terrified. </text:span><text:span text:style-name="T3">7</text:span><text:span text:style-name="T4">And a cloud overshadowed them, and a voice came out of the cloud, “This is my beloved Son; listen to him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6" draw:layer="layout" svg:width="25.146cm" svg:height="9.269cm" svg:x="1.524cm" svg:y="0.891cm">
          <draw:text-box>
            <text:p text:style-name="P4"><text:span text:style-name="T3">8</text:span><text:span text:style-name="T4">And suddenly, looking around, they no longer saw anyone with them but Jesus only. </text:span><text:span text:style-name="T3">9</text:span><text:span text:style-name="T4">And as they were coming down the mountain, he charged them to tell no one what they had seen, until the Son of Man had risen from the dead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21:55:43.671000000</meta:creation-date>
    <dc:title>Hymn template</dc:title>
    <meta:editing-duration>PT1H16M19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2-05T17:43:26.686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2-10T21:55:43.375000000"/>
  </office:meta>
</office:document-meta>
</file>